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y3o.image(object.image, 'png', width='3cm', height='1.5cm')" text:anchor-type="paragraph" svg:width="3cm" draw:z-index="0"><draw:text-box fo:min-height="1.499cm"><text:p text:style-name="Frame_20_contents"/></draw:text-box></draw:frame><draw:frame draw:style-name="fr2" draw:name="py3o.image(object.image2, 'png', width='6cm', height='3cm')" text:anchor-type="paragraph" svg:x="1.088cm" svg:y="3.784cm" svg:width="2cm" draw:z-index="1"><draw:text-box fo:min-height="0.499cm"><text:p text:style-name="Frame_20_contents"/></draw:text-box></draw:frame><draw:frame draw:style-name="fr2" draw:name="py3o.image(object.image3, 'png', width='1,5cm', height='0.75cm')" text:anchor-type="paragraph" svg:x="12.996cm" svg:y="7.447cm" svg:width="2cm" draw:z-index="2"><draw:text-box fo:min-height="0.49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10T22:35:50.509842193</meta:creation-date>
    <dc:date>2015-06-11T16:41:46.450305761</dc:date>
    <dc:creator>Florent Aide</dc:creator>
    <meta:editing-duration>PT13H50M45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